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bc44" officeooo:paragraph-rsid="000cbc44"/>
    </style:style>
    <style:style style:name="P2" style:family="paragraph" style:parent-style-name="Standard">
      <style:text-properties fo:font-weight="bold" officeooo:rsid="000cbc44" officeooo:paragraph-rsid="000cbc44" style:font-weight-asian="bold" style:font-weight-complex="bold"/>
    </style:style>
    <style:style style:name="P3" style:family="paragraph" style:parent-style-name="Standard">
      <style:text-properties fo:font-weight="normal" officeooo:rsid="000cbc44" officeooo:paragraph-rsid="000cbc44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cbc44" officeooo:paragraph-rsid="000cbc44" style:font-weight-asian="bold" style:font-weight-complex="bold"/>
    </style:style>
    <style:style style:name="P5" style:family="paragraph" style:parent-style-name="Standard" style:list-style-name="L1">
      <style:text-properties fo:font-weight="bold" officeooo:rsid="000cbc44" officeooo:paragraph-rsid="000cbc44" style:font-weight-asian="bold" style:font-weight-complex="bold"/>
    </style:style>
    <style:style style:name="P6" style:family="paragraph" style:parent-style-name="Standard" style:list-style-name="L2">
      <style:text-properties fo:font-weight="normal" officeooo:rsid="000de360" officeooo:paragraph-rsid="000de360" style:font-weight-asian="normal" style:font-weight-complex="normal"/>
    </style:style>
    <style:style style:name="P7" style:family="paragraph" style:parent-style-name="Standard" style:list-style-name="L3">
      <style:text-properties fo:font-weight="normal" officeooo:rsid="000cbc44" officeooo:paragraph-rsid="000cbc44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cbc44" officeooo:paragraph-rsid="000cbc44" style:font-weight-asian="normal" style:font-weight-complex="normal"/>
    </style:style>
    <style:style style:name="P9" style:family="paragraph" style:parent-style-name="Standard" style:list-style-name="L4">
      <style:text-properties fo:font-style="italic" fo:font-weight="normal" officeooo:rsid="000cbc44" officeooo:paragraph-rsid="000cbc44" style:font-style-asian="italic" style:font-weight-asian="normal" style:font-style-complex="italic" style:font-weight-complex="normal"/>
    </style:style>
    <style:style style:name="P10" style:family="paragraph" style:parent-style-name="Standard" style:list-style-name="L5">
      <style:text-properties fo:font-style="italic" fo:font-weight="normal" officeooo:rsid="000cbc44" officeooo:paragraph-rsid="000cbc44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0cbc44" officeooo:paragraph-rsid="000cbc44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normal" style:text-underline-style="solid" style:text-underline-width="auto" style:text-underline-color="font-color" fo:font-weight="bold" officeooo:rsid="00135bdf" officeooo:paragraph-rsid="00135bdf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style:text-underline-style="none" fo:font-weight="normal" officeooo:rsid="00135bdf" officeooo:paragraph-rsid="00135bdf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officeooo:rsid="000fc361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folder contains all of the code necessary for optimizing chosen parameters. </text:p>
      <text:p text:style-name="P1"/>
      <text:p text:style-name="P2">ModelandCellgrowth<text:span text:style-name="T1"> – Main code</text:span></text:p>
      <text:p text:style-name="P3">at the top of the code there is a checklist that needs to be followed in order to change what parameters you want to optimize.</text:p>
      <text:p text:style-name="P3"/>
      <text:p text:style-name="P4">The order of code use in my is as follows:</text:p>
      <text:p text:style-name="P2"/>
      <text:list xml:id="list1624948449" text:style-name="L1">
        <text:list-item>
          <text:p text:style-name="P5">GetParameters</text:p>
        </text:list-item>
      </text:list>
      <text:list xml:id="list4020431145" text:style-name="L2">
        <text:list-item>
          <text:list>
            <text:list-item>
              <text:p text:style-name="P6">Gets parameters from the parameters.csv file in the Data folder. You should select the right parameter set to be explored. <text:span text:style-name="T2">More info in the checklist found in ‘ModelandCellGrowth.m’ file</text:span></text:p>
            </text:list-item>
          </text:list>
        </text:list-item>
      </text:list>
      <text:list xml:id="list143838726765441" text:continue-list="list1624948449" text:style-name="L1">
        <text:list-item>
          <text:p text:style-name="P5">GrowthObjective</text:p>
        </text:list-item>
      </text:list>
      <text:list xml:id="list3680736436" text:style-name="L3">
        <text:list-item>
          <text:list>
            <text:list-item>
              <text:p text:style-name="P7">Calculates the Rsquared value</text:p>
            </text:list-item>
          </text:list>
        </text:list-item>
      </text:list>
      <text:list xml:id="list143838600640793" text:continue-list="list143838726765441" text:style-name="L1">
        <text:list-item>
          <text:p text:style-name="P5">SimulateGrowth</text:p>
        </text:list-item>
      </text:list>
      <text:list xml:id="list2720713960" text:style-name="L4">
        <text:list-item>
          <text:list>
            <text:list-item>
              <text:p text:style-name="P9">Runs a for loop that creates the hour by hour simulation </text:p>
            </text:list-item>
          </text:list>
        </text:list-item>
      </text:list>
      <text:list xml:id="list143838938416018" text:continue-list="list143838600640793" text:style-name="L1">
        <text:list-item>
          <text:p text:style-name="P5">Growth </text:p>
        </text:list-item>
      </text:list>
      <text:list xml:id="list2277725309" text:style-name="L5">
        <text:list-item>
          <text:list>
            <text:list-item>
              <text:p text:style-name="P10">Houses the ODE to be used</text:p>
            </text:list-item>
          </text:list>
        </text:list-item>
      </text:list>
      <text:p text:style-name="P11"/>
      <text:p text:style-name="P12">About Parameter Values</text:p>
      <text:p text:style-name="P12"/>
      <text:p text:style-name="P13">I manually save the parameters that have been optimized in the ../Data/Parameters.csv file. There is a column there called ‘EntryNumber’, this number is what I used in my code to choose a parameter set. That number is also referenced in my ../Data/Notes.odt for writing down notes on what I saw with that specific parameter set.</text:p>
      <text:p text:style-name="P13"/>
      <text:p text:style-name="P13"/>
      <text:list xml:id="list143836874497456" text:continue-list="list143838938416018" text:style-name="L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882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10:25:00.754842964</meta:creation-date>
    <dc:date>2020-08-14T14:38:36.737318636</dc:date>
    <meta:editing-duration>PT1H1M2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70" meta:character-count="987" meta:non-whitespace-character-count="835"/>
  </office:meta>
</office:document-meta>
</file>